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rrorResponseBuilder.instance( @ Nullable URI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rrorResponseBuilder.detail(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rrorResponseBuilder.DefaultErrorResponseBuilder( Throwable ex , HttpStatusCode statusCode ,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ErrorResponseBuilder.property( String nam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rrorResponseBuilder.title( @ Nullable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rrorResponseBuilder.type( URI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ErrorResponse.getDetailMessag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rrorRespons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rrorRespons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ErrorResponse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rrorResponseBuilder.detailMessageCode( String message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rrorResponseBuilder.header( String headerName , String ... header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rrorResponseBuilder.titleMessageCode( String message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ErrorResponse.getDetailMessag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rrorResponseBuilder.detailMessageArguments( Object ... message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ErrorResponse.getTitleMessag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rrorResponse.SimpleErrorResponse( Throwable ex , HttpStatusCode statusCode , @ Nullable HttpHeaders headers , ProblemDetail problemDetail , String detailMessageCode , @ Nullable Object [ ] detailMessageArguments , String titleMessage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ErrorResponse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rrorResponse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rrorResponseBuilder.headers( Consumer &lt; HttpHeaders &gt; header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